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61cm" fo:text-align="start" style:justify-single-word="false" fo:orphans="2" fo:widows="2" fo:background-color="#f5f5f5">
        <style:background-image/>
      </style:paragraph-properties>
    </style:style>
    <style:style style:name="P2" style:family="paragraph" style:parent-style-name="Standard">
      <style:paragraph-properties style:line-height-at-least="0.661cm" fo:text-align="start" style:justify-single-word="false" fo:orphans="2" fo:widows="2" fo:background-color="#f5f5f5">
        <style:background-image/>
      </style:paragraph-properties>
      <style:text-properties fo:color="#333333" style:font-name="Arial" style:letter-kerning="false" style:font-name-asian="宋体" style:font-name-complex="Arial1" style:font-size-complex="10.5pt"/>
    </style:style>
    <style:style style:name="P3" style:family="paragraph" style:parent-style-name="Standard" style:master-page-name="Standard">
      <style:paragraph-properties style:line-height-at-least="0.661cm" fo:text-align="start" style:justify-single-word="false" fo:orphans="2" fo:widows="2" style:page-number="auto" fo:background-color="#f5f5f5">
        <style:background-image/>
      </style:paragraph-properties>
      <style:text-properties officeooo:rsid="0002dbac" officeooo:paragraph-rsid="0002dbac"/>
    </style:style>
    <style:style style:name="T1" style:family="text">
      <style:text-properties fo:color="#333333" style:font-name="Arial" fo:font-weight="bold" style:letter-kerning="false" style:font-name-asian="宋体" style:font-weight-asian="bold" style:font-name-complex="Arial1" style:font-size-complex="10.5pt" style:font-weight-complex="bold"/>
    </style:style>
    <style:style style:name="T2" style:family="text">
      <style:text-properties fo:color="#333333" style:font-name="Arial" style:letter-kerning="false" style:font-name-asian="宋体" style:font-name-complex="Arial1" style:font-size-complex="10.5pt"/>
    </style:style>
    <style:style style:name="T3" style:family="text">
      <style:text-properties fo:color="#000080" style:font-name="Arial" style:letter-kerning="false" style:font-name-asian="宋体" style:font-name-complex="Arial1" style:font-size-complex="10.5pt"/>
    </style:style>
    <style:style style:name="T4" style:family="text">
      <style:text-properties fo:color="#800000" style:font-name="Arial" style:letter-kerning="false" style:font-name-asian="宋体" style:font-name-complex="Arial1" style:font-size-complex="10.5pt"/>
    </style:style>
    <style:style style:name="T5" style:family="text">
      <style:text-properties fo:color="#993300" style:font-name="Arial" style:letter-kerning="false" style:font-name-asian="宋体" style:font-name-complex="Arial1" style:font-size-complex="10.5pt"/>
    </style:style>
    <style:style style:name="T6" style:family="text">
      <style:text-properties fo:color="#f59513" style:font-name="Arial" style:letter-kerning="false" style:font-name-asian="宋体" style:font-name-complex="Arial1" style:font-size-complex="10.5pt"/>
    </style:style>
    <style:style style:name="T7" style:family="text">
      <style:text-properties fo:color="#f59513" style:font-name="Arial" fo:font-weight="bold" style:letter-kerning="false" style:font-name-asian="宋体" style:font-weight-asian="bold" style:font-name-complex="Arial1" style:font-size-complex="10.5pt" style:font-weight-complex="bold"/>
    </style:style>
    <style:style style:name="T8" style:family="text">
      <style:text-properties fo:color="#ff00ff" style:font-name="Arial" style:letter-kerning="false" style:font-name-asian="宋体" style:font-name-complex="Arial1" style:font-size-complex="10.5pt"/>
    </style:style>
    <style:style style:name="T9" style:family="text">
      <style:text-properties fo:color="#0000ff" style:font-name="Arial" style:letter-kerning="false" style:font-name-asian="宋体" style:font-name-complex="Arial1" style:font-size-complex="10.5pt"/>
    </style:style>
    <style:style style:name="T10" style:family="text">
      <style:text-properties fo:color="#808000" style:font-name="Arial" style:letter-kerning="false" style:font-name-asian="宋体" style:font-name-complex="Arial1" style:font-size-complex="10.5pt"/>
    </style:style>
    <style:style style:name="T11" style:family="text">
      <style:text-properties fo:color="#3366ff" style:font-name="Arial" style:letter-kerning="false" style:font-name-asian="宋体" style:font-name-complex="Arial1" style:font-size-complex="10.5pt"/>
    </style:style>
    <style:style style:name="T12" style:family="text">
      <style:text-properties fo:color="#003366" style:font-name="Arial" style:letter-kerning="false" style:font-name-asian="宋体" style:font-name-complex="Arial1" style:font-size-complex="10.5pt"/>
    </style:style>
    <style:style style:name="T13" style:family="text">
      <style:text-properties fo:color="#ff6600" style:font-name="Arial" style:letter-kerning="false" style:font-name-asian="宋体" style:font-name-complex="Arial1" style:font-size-complex="10.5pt"/>
    </style:style>
    <style:style style:name="T14" style:family="text">
      <style:text-properties fo:color="#ff9900" style:font-name="Arial" style:letter-kerning="false" style:font-name-asian="宋体" style:font-name-complex="Arial1" style:font-size-complex="10.5pt"/>
    </style:style>
    <style:style style:name="T15" style:family="text">
      <style:text-properties fo:color="#99cc00" style:font-name="Arial" style:letter-kerning="false" style:font-name-asian="宋体" style:font-name-complex="Arial1" style:font-size-complex="10.5pt"/>
    </style:style>
    <style:style style:name="T16" style:family="text">
      <style:text-properties fo:color="#008000" style:font-name="Arial" style:letter-kerning="false" style:font-name-asian="宋体" style:font-name-complex="Arial1" style:font-size-complex="10.5pt"/>
    </style:style>
    <style:style style:name="T17" style:family="text">
      <style:text-properties fo:color="#808080" style:font-name="Arial" style:letter-kerning="false" style:font-name-asian="宋体" style:font-name-complex="Arial1" style:font-size-complex="10.5pt"/>
    </style:style>
    <style:style style:name="T18" style:family="text">
      <style:text-properties fo:color="#008080" style:font-name="Arial" style:letter-kerning="false" style:font-name-asian="宋体" style:font-name-complex="Arial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来自百度文库http://wenku.baidu.com/view/08932800cfc789eb172dc8bb.html</text:p>
      <text:p text:style-name="P1"><text:span text:style-name="T1">一、如何分支的合并</text:span></text:p>
      <text:p text:style-name="P1"><text:span text:style-name="T3">在git中，可以使用</text:span><text:span text:style-name="T4">git merge</text:span><text:span text:style-name="T3"> 和</text:span><text:span text:style-name="T5">git rebase</text:span><text:span text:style-name="T3">两个命令来进行分支的合并。</text:span></text:p>
      <text:p text:style-name="P1"><text:span text:style-name="T4">git merge</text:span><text:span text:style-name="T3"> 和</text:span><text:span text:style-name="T5">git rebase</text:span><text:span text:style-name="T3">在大体上都差不多，下文主要以git me</text:span><text:bookmark text:name="_GoBack"/><text:span text:style-name="T3">rge来例来讲解分支的合并流程。</text:span></text:p>
      <text:p text:style-name="P1"><text:span text:style-name="T3">如果你想了解分支合并的更多内容，请阅读《</text:span><text:a xlink:type="simple" xlink:href="http://hubingforever.blog.163.com/blog/static/1710405792012311103733821/"><text:span text:style-name="T6">git merge简介</text:span></text:a><text:span text:style-name="T3">》，《</text:span><text:a xlink:type="simple" xlink:href="http://hubingforever.blog.163.com/blog/static/171040579201242072539202/"><text:span text:style-name="T7">git rebase简介(基本篇)</text:span></text:a><text:span text:style-name="T3">》和《</text:span><text:a xlink:type="simple" xlink:href="http://hubingforever.blog.163.com/blog/static/17104057920124207260238/"><text:span text:style-name="T7">git rebase简介(高级篇)</text:span></text:a><text:span text:style-name="T3">》。</text:span></text:p>
      <text:p text:style-name="P1"><text:span text:style-name="T8">git merge</text:span><text:span text:style-name="T3">命令示例:</text:span></text:p>
      <text:p text:style-name="P1"><text:span text:style-name="T9">$ </text:span><text:span text:style-name="T5">git</text:span><text:span text:style-name="T9"> </text:span><text:span text:style-name="T8">merge</text:span><text:span text:style-name="T10"> branchname</text:span></text:p>
      <text:p text:style-name="P1"><text:span text:style-name="T3">这个命令把分支"</text:span><text:span text:style-name="T10">branchname"</text:span><text:span text:style-name="T3">合并到了当前分支里面。</text:span></text:p>
      <text:p text:style-name="P1"><text:span text:style-name="T3">如有冲突(冲突--同一个文件在远程分支和本地分支里按不同的方式被修改了）；那么命令的执行输出就像下面一样</text:span></text:p>
      <text:p text:style-name="P1"><text:span text:style-name="T9">$ </text:span><text:span text:style-name="T5">git </text:span><text:span text:style-name="T8">merge </text:span><text:span text:style-name="T10">next</text:span></text:p>
      <text:p text:style-name="P1"><text:span text:style-name="T11"> 100% (4/4) done</text:span></text:p>
      <text:p text:style-name="P1"><text:span text:style-name="T11">Auto-merged file.txt</text:span></text:p>
      <text:p text:style-name="P1"><text:span text:style-name="T11">CONFLICT (content): Merge conflict in file.txt</text:span></text:p>
      <text:p text:style-name="P1"><text:span text:style-name="T11">Automatic merge failed; fix conflicts and then commit the result.</text:span></text:p>
      <text:p text:style-name="P1"><text:span text:style-name="T3">在有问题的文件上会有冲突标记，在你手动解决完冲突后就可以把此文件添 加到索引(index)中去，用git commit命令来提交，就像平时修改了一个文件 一样。</text:span></text:p>
      <text:p text:style-name="P1"><text:span text:style-name="T3">如果你用gitk来查看commit的结果，你会看到它有两个父分支：</text:span><text:span text:style-name="T9">一个指向当前的分支，另外一个指向刚才合并进来的分支</text:span><text:span text:style-name="T3">。</text:span></text:p>
      <text:p text:style-name="P1"><text:span text:style-name="T1">二、解决合并中的冲突</text:span></text:p>
      <text:p text:style-name="P1"><text:span text:style-name="T12">如果执行自动合并没有成功的话，git会在索引和工作树里设置一个特殊的状态， 提示你如何解决合并中出现的冲突。</text:span></text:p>
      <text:p text:style-name="P1"><text:span text:style-name="T12">有冲突(conflicts)的文件会保存在</text:span><text:span text:style-name="T13">索引</text:span><text:span text:style-name="T12">中，除非你解决了问题了并且</text:span><text:span text:style-name="T14">更新了索引</text:span><text:span text:style-name="T12">，否则执行 git commit都会失</text:span><text:span text:style-name="T3">败:</text:span></text:p>
      <text:p text:style-name="P1"><text:span text:style-name="T11">$ </text:span><text:span text:style-name="T5">git </text:span><text:span text:style-name="T8">commit</text:span></text:p>
      <text:p text:style-name="P1"><text:span text:style-name="T11">file.txt: needs merge</text:span></text:p>
      <text:p text:style-name="P1"><text:span text:style-name="T3">如果执行</text:span><text:span text:style-name="T5"> git status</text:span><text:span text:style-name="T3"> 会显示这些文件没有合并(unmerged),这些有冲突的文件里面会添加像下面的冲突标识符:</text:span></text:p>
      <text:p text:style-name="P1"><text:span text:style-name="T11">&lt;&lt;&lt;&lt;&lt;&lt;&lt; HEAD:file.txt</text:span></text:p>
      <text:p text:style-name="P1"><text:span text:style-name="T11">Hello world</text:span></text:p>
      <text:p text:style-name="P1"><text:span text:style-name="T11">=======</text:span></text:p>
      <text:p text:style-name="P1"><text:span text:style-name="T11">Goodbye</text:span></text:p>
      <text:p text:style-name="P1"><text:span text:style-name="T11">&gt;&gt;&gt;&gt;&gt;&gt;&gt; 77976da35a11db4580b80ae27e8d65caf5208086:file.txt</text:span></text:p>
      <text:p text:style-name="P1"><text:span text:style-name="T3">你所需要的做是就是编辑解决冲突，（接着把冲突标识符删掉），再执行下面的命令:</text:span></text:p>
      <text:p text:style-name="P1"><text:span text:style-name="T9">$ git add file.txt</text:span></text:p>
      <text:p text:style-name="P1"><text:soft-page-break/><text:span text:style-name="T9">$ git commit</text:span></text:p>
      <text:p text:style-name="P1"><text:span text:style-name="T3">注意：提交注释里已经有一些关于合并的信息了，通常是用这些默认信息，但是你可以添加一些你想要的注释。</text:span></text:p>
      <text:p text:style-name="P1"><text:span text:style-name="T3">上面这些就是你要做一个简单合并所要知道的，但是git提供更多的一些信息来 帮助解决冲突。</text:span></text:p>
      <text:p text:style-name="P1"><text:span text:style-name="T1">三、撒销一个合并</text:span></text:p>
      <text:p text:style-name="P1"><text:span text:style-name="T3">如果你觉得你合并后的状态是一团乱麻，想把当前的修改都放弃，你可以用下面的命令回到合并之前的状态：</text:span></text:p>
      <text:p text:style-name="P1"><text:span text:style-name="T9">$ </text:span><text:span text:style-name="T5">git</text:span><text:span text:style-name="T9"> </text:span><text:span text:style-name="T8">reset </text:span><text:span text:style-name="T13">--hard</text:span><text:span text:style-name="T9"> </text:span><text:span text:style-name="T15">HEAD</text:span></text:p>
      <text:p text:style-name="P1"><text:span text:style-name="T3">或者你已经把合并后的代码提交，但还是想把它们撒销：</text:span></text:p>
      <text:p text:style-name="P1"><text:span text:style-name="T9">$ </text:span><text:span text:style-name="T5">git </text:span><text:span text:style-name="T8">reset</text:span><text:span text:style-name="T9"> </text:span><text:span text:style-name="T13">--hard</text:span><text:span text:style-name="T9"> </text:span><text:span text:style-name="T15">ORIG_HEAD</text:span></text:p>
      <text:p text:style-name="P1"><text:span text:style-name="T3">但是刚才这条命令在某些情况会很危险，如果你把一个已经被另一个分支合并的分支给删了，那么 以后在合并相关的分支时会出错。</text:span></text:p>
      <text:p text:style-name="P1"><text:span text:style-name="T3">关于撤销的更多内容请参考《</text:span><text:a xlink:type="simple" xlink:href="http://hubingforever.blog.163.com/blog/static/1710405792012411094228/"><text:span text:style-name="T6">git reset简介</text:span></text:a><text:span text:style-name="T3">》</text:span></text:p>
      <text:p text:style-name="P1"><text:span text:style-name="T1">四、快速向前合并</text:span></text:p>
      <text:p text:style-name="P1"><text:span text:style-name="T12">还有一种需要特殊对待的情况，在前面没有提到。通常，一个合并会产生一个合并提交(commit), 把两个父分支里的每一行内容都合并进来。</text:span></text:p>
      <text:p text:style-name="P1"><text:span text:style-name="T12">但是，如果当前的分支和另一个分支没有内容上的差异，就是说当前分支的每一个提交(commit)都已经存在另一个分支里了，git 就会执行一个“快速向前"(fast forward)操作；git 不创建任何新的提交(commit),只是将当前分支指向合并进来的分支。</text:span></text:p>
      <text:p text:style-name="P1"><text:span text:style-name="T1">五、在合并过程中得到解决冲突的协助</text:span></text:p>
      <text:p text:style-name="P1"><text:span text:style-name="T12">git会把所有可以自动合并的修改加入到索引中去, 所以</text:span><text:span text:style-name="T5">git diff</text:span><text:span text:style-name="T12">只会显示有冲突的部分. 它使用了一种不常见的语法:</text:span></text:p>
      <text:p text:style-name="P1"><text:span text:style-name="T11">$ </text:span><text:span text:style-name="T5">git</text:span><text:span text:style-name="T11"> </text:span><text:span text:style-name="T13">diff</text:span></text:p>
      <text:p text:style-name="P1"><text:span text:style-name="T11">diff --cc file.txt</text:span></text:p>
      <text:p text:style-name="P1"><text:span text:style-name="T11">index 802992c,2b60207..0000000</text:span></text:p>
      <text:p text:style-name="P1"><text:span text:style-name="T11">--- a/file.txt</text:span></text:p>
      <text:p text:style-name="P1"><text:span text:style-name="T11">+++ b/file.txt</text:span></text:p>
      <text:p text:style-name="P1"><text:span text:style-name="T11">@@@ -1,1 -1,1 +1,5 @@@</text:span></text:p>
      <text:p text:style-name="P1"><text:span text:style-name="T11">++&lt;&lt;&lt;&lt;&lt;&lt;&lt; HEAD:file.txt</text:span></text:p>
      <text:p text:style-name="P1"><text:span text:style-name="T11"> +Hello world</text:span></text:p>
      <text:p text:style-name="P1"><text:span text:style-name="T11">++=======</text:span></text:p>
      <text:p text:style-name="P1"><text:span text:style-name="T11">+ Goodbye</text:span></text:p>
      <text:p text:style-name="P1"><text:span text:style-name="T11">++&gt;&gt;&gt;&gt;&gt;&gt;&gt; 77976da35a11db4580b80ae27e8d65caf5208086:file.txt</text:span></text:p>
      <text:p text:style-name="P1"><text:span text:style-name="T3">回忆一下, 在我们解决冲突之后, 得到的提交会有两个而不是一个父提交: </text:span><text:span text:style-name="T12">一个父提交是当前分支提交前的HEAD,; 另外一个父提交是被合并分支的HEAD, 被暂时存在MERGE_HEAD</text:span><text:span text:style-name="T3">.</text:span></text:p>
      <text:p text:style-name="P1"><text:soft-page-break/><text:span text:style-name="T3">在合并过程中, 索引中保存着每个文件的三个版本. 三个"文件暂存(file stage)"中的每一个都代表了文件的不同版本:</text:span></text:p>
      <text:p text:style-name="P1"><text:span text:style-name="T9">$ git show :</text:span><text:span text:style-name="T16">1</text:span><text:span text:style-name="T9">:file.txt  </text:span><text:span text:style-name="T17"># 两个分支共同祖先中的版本.</text:span></text:p>
      <text:p text:style-name="P1"><text:span text:style-name="T9">$ git show :</text:span><text:span text:style-name="T16">2</text:span><text:span text:style-name="T9">:file.txt </text:span><text:span text:style-name="T17"> # HEAD中的版本.</text:span></text:p>
      <text:p text:style-name="P1"><text:span text:style-name="T9">$ git show :</text:span><text:span text:style-name="T16">3</text:span><text:span text:style-name="T9">:file.txt  </text:span><text:span text:style-name="T17"># MERGE_HEAD中的版本.</text:span></text:p>
      <text:p text:style-name="P1"><text:span text:style-name="T3">当你使用git diff去显示冲突时, 它在</text:span><text:span text:style-name="T10">工作树(work tree)</text:span><text:span text:style-name="T3">, </text:span><text:span text:style-name="T15">暂存2(stage 2)</text:span><text:span text:style-name="T3">和</text:span><text:span text:style-name="T18">暂存3(stage 3)</text:span><text:span text:style-name="T3">之间执行三路diff操作, 只显示那些两方都有的块(换句话说, 当一个块的合并结果只从暂存2中得到时, 是不会被显示出来的; 对于暂存3来说也是一样).</text:span></text:p>
      <text:p text:style-name="P1"><text:span text:style-name="T3">上面的diff结果显示了file.txt在工作树, 暂存2和暂存3中的差异. </text:span><text:span text:style-name="T12">git不在每行前面加上单个'+'或者'-', 相反地, 它使用两栏去显示差异: 第一栏用于显示第一个父提交与工作目录文件拷贝的差异, 第二栏用于显示第二个父提交与工作文件拷贝的差异.</text:span><text:span text:style-name="T3"> (参见git diff-files中的"COMBINED DIFF FORMAT"取得此格式详细信息.)</text:span></text:p>
      <text:p text:style-name="P1"><text:span text:style-name="T3">在用直观的方法解决冲突之后(但是在更新索引之前), diff输出会变成下面的样子:</text:span></text:p>
      <text:p text:style-name="P1"><text:span text:style-name="T11">$ </text:span><text:span text:style-name="T5">git diff</text:span></text:p>
      <text:p text:style-name="P1"><text:span text:style-name="T11">diff --cc file.txt</text:span></text:p>
      <text:p text:style-name="P1"><text:span text:style-name="T11">index 802992c,2b60207..0000000</text:span></text:p>
      <text:p text:style-name="P1"><text:span text:style-name="T11">--- a/file.txt</text:span></text:p>
      <text:p text:style-name="P1"><text:span text:style-name="T11">+++ b/file.txt</text:span></text:p>
      <text:p text:style-name="P1"><text:span text:style-name="T11">@@@ -1,1 -1,1 +1,1 @@@</text:span></text:p>
      <text:p text:style-name="P1"><text:span text:style-name="T11">- Hello world</text:span></text:p>
      <text:p text:style-name="P1"><text:span text:style-name="T11">-Goodbye</text:span></text:p>
      <text:p text:style-name="P1"><text:span text:style-name="T11">++Goodbye world</text:span></text:p>
      <text:p text:style-name="P1"><text:span text:style-name="T3">上面的输出显示了解决冲突后的版本删除了第一个父版本提供的"Hello world"和第二个父版本提供的"Goodbye", 然后加入了两个父版本中都没有的"Goodbye world".</text:span></text:p>
      <text:p text:style-name="P1"><text:span text:style-name="T3">一些特别diff选项允许你对比工作目录和三个暂存中任何一个的差异:</text:span></text:p>
      <text:p text:style-name="P1"><text:span text:style-name="T9">$ git diff -1 file.txt     </text:span><text:span text:style-name="T17"> # 与暂存1进行比较</text:span></text:p>
      <text:p text:style-name="P1"><text:span text:style-name="T9">$ git diff --base file.txt         </text:span><text:span text:style-name="T17"> # 与上相同</text:span></text:p>
      <text:p text:style-name="P1"><text:span text:style-name="T9">$ git diff -2 file.txt     </text:span><text:span text:style-name="T17"> # 与暂存2进行比较</text:span></text:p>
      <text:p text:style-name="P1"><text:span text:style-name="T9">$ git diff --ours file.txt          </text:span><text:span text:style-name="T17"># 与上相同</text:span></text:p>
      <text:p text:style-name="P1"><text:span text:style-name="T9">$ git diff -3 file.txt     </text:span><text:span text:style-name="T17"> # 与暂存3进行比较</text:span></text:p>
      <text:p text:style-name="P1"><text:span text:style-name="T9">$ git diff --theirs file.txt    </text:span><text:span text:style-name="T17"># 与上相同.</text:span></text:p>
      <text:p text:style-name="P1"><text:span text:style-name="T3">还有，git log和gitk命令也为合并操作提供了特别的协助:</text:span></text:p>
      <text:p text:style-name="P1"><text:span text:style-name="T9">$ </text:span><text:span text:style-name="T5">git log</text:span><text:span text:style-name="T9"> </text:span><text:span text:style-name="T13">--merge</text:span></text:p>
      <text:p text:style-name="P1"><text:span text:style-name="T9">$ </text:span><text:span text:style-name="T5">gitk</text:span><text:span text:style-name="T13"> --merge</text:span></text:p>
      <text:p text:style-name="P1"><text:span text:style-name="T3">这会显示所有那些只在HEAD或者只在MERGE_HEAD中存在的提交, 还有那些更新(touch)了未合并文件的提交.</text:span></text:p>
      <text:p text:style-name="P1"><text:span text:style-name="T3">你也可以使用git mergetool, 它允许你使用外部工具如emacs或kdiff3去合并文件.</text:span></text:p>
      <text:p text:style-name="P2"><text:soft-page-break/></text:p>
      <text:p text:style-name="P1"><text:span text:style-name="T3">每次你解决冲突之后, 应该更新索引:</text:span></text:p>
      <text:p text:style-name="P1"><text:span text:style-name="T9">$ </text:span><text:span text:style-name="T5">git add</text:span><text:span text:style-name="T9"> file.txt</text:span></text:p>
      <text:p text:style-name="P1"><text:span text:style-name="T3">完成索引更新之后, git-diff(缺省地)不再显示那个文件的差异, 所以那个文件的不同暂存版本会被"折叠"起来.</text:span></text:p>
      <text:p text:style-name="P1"><text:span text:style-name="T1">六、多路合并</text:span></text:p>
      <text:p text:style-name="P1"><text:span text:style-name="T3">你可以一次合并多个头, 只需简单地把它们作为git merge的参数列出. 例如,</text:span></text:p>
      <text:p text:style-name="P1"><text:span text:style-name="T9">$ git merge scott/master rick/master tom/master</text:span></text:p>
      <text:p text:style-name="P1"><text:span text:style-name="T3">相当于:</text:span></text:p>
      <text:p text:style-name="P1"><text:span text:style-name="T9">$ git merge scott/master</text:span></text:p>
      <text:p text:style-name="P1"><text:span text:style-name="T9">$ git merge rick/master</text:span></text:p>
      <text:p text:style-name="P1"><text:span text:style-name="T9">$ git merge tom/master</text:span></text:p>
      <text:p text:style-name="P1"><text:span text:style-name="T1">七、子树</text:span></text:p>
      <text:p text:style-name="P1"><text:span text:style-name="T3">有时会出现你想在自己项目中引入其他独立开发项目的内容的情况. 在没有路径冲突的前提下, 你只需要简单地从其他项目拉取内容即可.</text:span></text:p>
      <text:p text:style-name="P1"><text:span text:style-name="T3">如果有冲突的文件, 那么就会出现问题. 可能的例子包括Makefile和其他一些标准文件名. 你可以选择合并这些冲突的文件, 但是更多的情况是你不愿意把它们合并. 一个更好解决方案是把外部项目作为一个子目录进行合并. 这种情况不被递归合并策略所支持, 所以简单的拉取是无用的.</text:span></text:p>
      <text:p text:style-name="P1"><text:span text:style-name="T3">在这种情况下, 你需要的是子树合并策略.</text:span></text:p>
      <text:p text:style-name="P1"><text:span text:style-name="T3">这下面例子中, 我们设定你有一个仓库位于/path/to/B (如果你需要的话, 也可以是一个URL). 你想要合并那个仓库的master分支到你当前仓库的dir-B子目录下.</text:span></text:p>
      <text:p text:style-name="P1"><text:span text:style-name="T3">下面就是你所需要的命令序列:</text:span></text:p>
      <text:p text:style-name="P1"><text:span text:style-name="T11">$ git remote add -f Bproject /path/to/B (1)</text:span></text:p>
      <text:p text:style-name="P1"><text:span text:style-name="T11">$ git merge -s ours --no-commit Bproject/master (2)</text:span></text:p>
      <text:p text:style-name="P1"><text:span text:style-name="T11">$ git read-tree --prefix=dir-B/ -u Bproject/master (3)</text:span></text:p>
      <text:p text:style-name="P1"><text:span text:style-name="T11">$ git commit -m "Merge B project as our subdirectory" (4)</text:span></text:p>
      <text:p text:style-name="P1"><text:span text:style-name="T11">$ git pull -s subtree Bproject master (5)</text:span></text:p>
      <text:p text:style-name="P1"><text:span text:style-name="T3">子树合并的好处就是它并没有给你仓库的用户增加太多的管理负担. 它兼容于较老(版本号小于1.5.2)的客户端, 克隆完成之后马上可以得到代码.</text:span></text:p>
      <text:p text:style-name="P1"><text:span text:style-name="T3">然而, 如果你使用子模块(submodule), 你可以选择不传输这些子模块对象. 这可能在子树合并过程中造成问题.</text:span></text:p>
      <text:p text:style-name="P1"><text:span text:style-name="T3">译者注: submodule是Git的另一种将别的仓库嵌入到本地仓库方法.</text:span></text:p>
      <text:p text:style-name="P1"><text:span text:style-name="T3">另外, 若你需要修改内嵌外部项目的内容, 使用子模块方式可以更容易地提交你的修改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Droid Sans Fallback" style:font-size-asian="10.5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Droid Sans Fallback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Internet_20_link" style:display-name="Internet link" style:family="text" style:parent-style-name="Default_20_Paragraph_20_Font">
      <style:text-properties fo:color="#336699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/>
    </style:style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</meta:initial-creator>
    <meta:editing-cycles>2</meta:editing-cycles>
    <meta:creation-date>2013-10-16T09:32:00</meta:creation-date>
    <dc:date>2014-07-11T14:54:26.085199664</dc:date>
    <meta:editing-duration>P0D</meta:editing-duration>
    <meta:generator>LibreOffice/4.2.3.3$Linux_X86_64 LibreOffice_project/420m0$Build-3</meta:generator>
    <meta:document-statistic meta:table-count="0" meta:image-count="0" meta:object-count="0" meta:page-count="4" meta:paragraph-count="110" meta:word-count="2403" meta:character-count="4222" meta:non-whitespace-character-count="39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